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text"/>
  <manifest:file-entry manifest:full-path="content.xml" manifest:media-type="text/xml"/>
  <manifest:file-entry manifest:full-path="styles.xml" manifest:media-type="text/xml"/>
  <manifest:file-entry manifest:full-path="Pictures/100774D800006CA600007EC2E36D1ECAF25B9431.svg" manifest:media-type="image/svg+xml"/>
  <manifest:file-entry manifest:full-path="Pictures/100000000000078000000438772F9BD3A0A40819.png" manifest:media-type="image/png"/>
  <manifest:file-entry manifest:full-path="Pictures/10000000000002C20000043B9005C445CB753964.png" manifest:media-type="image/png"/>
  <manifest:file-entry manifest:full-path="Pictures/100000010000028F000002FCBFC543073F089E7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155cm, 9.877cm, 0cm, 0.003cm)" draw:image-opacity="100%" style:mirror="non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horizontal-align="center" draw:textarea-vertical-align="middle" draw:ole-draw-aspect="1"/>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drawing>
      <draw:page draw:name="page1" draw:style-name="dp1" draw:master-page-name="Standard">
        <draw:frame draw:style-name="gr1" draw:text-style-name="P1" draw:layer="layout" svg:width="31.099cm" svg:height="21.6cm" svg:x="0cm" svg:y="0cm">
          <draw:image xlink:href="Pictures/100000000000078000000438772F9BD3A0A40819.png" xlink:type="simple" xlink:show="embed" xlink:actuate="onLoad" draw:mime-type="image/png">
            <text:p/>
          </draw:image>
        </draw:frame>
        <draw:frame draw:style-name="gr2" draw:text-style-name="P1" draw:layer="layout" svg:width="13.689cm" svg:height="20.999cm" svg:x="16.6cm" svg:y="0.3cm">
          <draw:image xlink:href="Pictures/10000000000002C20000043B9005C445CB753964.png" xlink:type="simple" xlink:show="embed" xlink:actuate="onLoad" draw:mime-type="image/png">
            <text:p/>
          </draw:image>
        </draw:frame>
        <draw:frame draw:style-name="gr3" draw:text-style-name="P2" draw:layer="layout" svg:width="14.934cm" svg:height="17.921cm" svg:x="0.2cm" svg:y="0.8cm">
          <draw:object xlink:href="./Object 1" xlink:type="simple" xlink:show="embed" xlink:actuate="onLoad">
            <loext:p/>
          </draw:object>
          <draw:image xlink:href="./ObjectReplacements/Object 1" xlink:type="simple" xlink:show="embed" xlink:actuate="onLoad"/>
        </draw:frame>
        <draw:frame draw:style-name="gr3" draw:text-style-name="P2" draw:layer="layout" svg:width="22.55cm" svg:height="2.032cm" draw:transform="rotate (1.5707963267949) translate (14.32cm 21cm)">
          <draw:object xlink:href="./Object 2" xlink:type="simple" xlink:show="embed" xlink:actuate="onLoad">
            <loext:p/>
          </draw:object>
          <draw:image xlink:href="./ObjectReplacements/Object 2" xlink:type="simple" xlink:show="embed" xlink:actuate="onLoad"/>
        </draw:frame>
      </draw:page>
      <draw:page draw:name="page2" draw:style-name="dp1" draw:master-page-name="Standard">
        <draw:frame draw:style-name="gr1" draw:text-style-name="P1" draw:layer="layout" svg:width="31.099cm" svg:height="21.6cm" svg:x="0cm" svg:y="0cm">
          <draw:image xlink:href="Pictures/100000000000078000000438772F9BD3A0A40819.png" xlink:type="simple" xlink:show="embed" xlink:actuate="onLoad" draw:mime-type="image/png">
            <text:p/>
          </draw:image>
        </draw:frame>
        <draw:g>
          <draw:frame draw:style-name="gr2" draw:text-style-name="P1" draw:layer="layout" svg:width="3.031cm" svg:height="3.536cm" svg:x="11.275cm" svg:y="17.225cm">
            <draw:image xlink:href="Pictures/100774D800006CA600007EC2E36D1ECAF25B9431.svg" xlink:type="simple" xlink:show="embed" xlink:actuate="onLoad" draw:mime-type="image/svg+xml">
              <text:p/>
            </draw:image>
            <draw:image xlink:href="Pictures/100000010000028F000002FCBFC543073F089E7E.png" xlink:type="simple" xlink:show="embed" xlink:actuate="onLoad" draw:mime-type="image/png"/>
          </draw:frame>
          <draw:frame draw:style-name="gr2" draw:text-style-name="P1" draw:layer="layout" svg:width="3.031cm" svg:height="3.536cm" svg:x="16.794cm" svg:y="17.225cm">
            <draw:image xlink:href="Pictures/100774D800006CA600007EC2E36D1ECAF25B9431.svg" xlink:type="simple" xlink:show="embed" xlink:actuate="onLoad" draw:mime-type="image/svg+xml">
              <text:p/>
            </draw:image>
            <draw:image xlink:href="Pictures/100000010000028F000002FCBFC543073F089E7E.png" xlink:type="simple" xlink:show="embed" xlink:actuate="onLoad" draw:mime-type="image/png"/>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3cm" fo:margin-bottom="0.3cm" fo:margin-left="0.3cm" fo:margin-right="0.3cm" fo:page-width="31.1cm" fo:page-height="2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2-20T15:22:35.478000000</meta:creation-date>
    <meta:editing-duration>PT20H21M45S</meta:editing-duration>
    <meta:editing-cycles>6</meta:editing-cycles>
    <meta:generator>LibreOffice/7.4.1.2$Windows_X86_64 LibreOffice_project/3c58a8f3a960df8bc8fd77b461821e42c061c5f0</meta:generator>
    <meta:initial-creator>T</meta:initial-creator>
    <dc:date>2024-02-21T12:00:31.984000000</dc:date>
    <dc:creator>T</dc:creator>
    <meta:document-statistic meta:object-count="8"/>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color="#ffffff" loext:opacity="100%" style:font-name="Linux Biolinum G" fo:font-size="20pt" officeooo:paragraph-rsid="000df364" style:font-size-asian="20pt" style:font-size-complex="20pt"/>
    </style:style>
    <style:style style:name="P2" style:family="paragraph" style:parent-style-name="Title" style:master-page-name="First_20_Page">
      <style:paragraph-properties style:page-number="auto" fo:break-before="page"/>
      <style:text-properties fo:color="#ffffff" loext:opacity="100%" style:font-name="Linux Biolinum G" fo:font-size="40pt" officeooo:paragraph-rsid="000df364" style:font-size-asian="40pt" style:font-size-complex="40pt"/>
    </style:style>
    <style:style style:name="P3" style:family="paragraph" style:parent-style-name="Heading_20_1">
      <style:text-properties fo:color="#ffffff" loext:opacity="100%" style:font-name="Linux Biolinum G" fo:font-size="24pt" officeooo:paragraph-rsid="000df364" style:font-size-asian="24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f zwei Planeten</text:p>
      <text:h text:style-name="P3" text:outline-level="1">von Kurd Laßwitz (1848-1910)</text:h>
      <text:p text:style-name="P1">Als die Wissenschaftler Saltner, Grunthe und Thorm in einem Ballon aufbrechen, um den Nordpol zu erforschen, ahnen sie nicht, dass ihnen eine weit größere Entdeckung bevorsteht. Am Pol finden sie eine Station der Bewohner des Mars, die sich selbst Nume nennen. Von hier aus erforschen sie die Erde, die sie Ba nennen, und deren Bewohner, die Bate. Der Ballon verunglückt, Saltner und Grunthe werden von den Numen gerettet, doch Thorms Schicksal ist ungewiss, man befürchtet, dass er den Absturz nicht überlebt hat. Die beiden Geretteten werden von den Marsbewohnern gastfreundlich in deren Station aufgenommen. Sie erleben die Nume als sehr menschenähnliche Wesen mit weit überlegener Technik. Um sich gegenseitig besser kennen zu lernen, werden Saltner und Grunthe auf den Mars gebracht.</text:p>
      <text:p text:style-name="P1">Unterdessen trifft ein Luftschiff der Nume auf ein englisches Kriegsschiff und wird von diesem beschossen. Die Nume beschließen daraufhin die Unterwerfung der Erde und ihrer primitiven <text:s/>Bewohner.</text:p>
    </office:tex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text-align="center" style:justify-single-word="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Footer"/>
      </style:footer>
    </style:master-page>
    <style:master-page style:name="Endnote" style:page-layout-name="Mpm3"/>
  </office:master-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fo:break-before="page"/>
      <style:text-properties fo:color="#ffffff" loext:opacity="100%" style:font-name="Linux Biolinum G" fo:font-size="40pt" officeooo:paragraph-rsid="000df364" fo:background-color="transparent" style:font-size-asian="40pt" style:font-size-complex="40pt"/>
    </style:style>
    <style:style style:name="T1" style:family="text">
      <style:text-properties fo:font-size="22pt" style:font-size-asian="22pt" style:font-size-complex="22pt"/>
    </style:style>
    <style:style style:name="T2"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uf zwei Planeten </text:span><text:span text:style-name="T2">von Kurd Laßwitz (1848-1910)</text:span></text:p>
    </office:text>
  </office:body>
</office:document-content>
</file>

<file path=Object 2/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Contents" style:display-name="List Contents" style:family="paragraph" style:parent-style-name="Standard" style:class="html">
      <style:paragraph-properties fo:margin-left="1cm" fo:margin-right="0cm" fo:text-indent="0cm" style:auto-text-indent="false"/>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text-align="center" style:justify-single-word="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Footer"/>
      </style:footer>
    </style:master-page>
    <style:master-page style:name="Endnote" style:page-layout-name="Mpm3" draw:style-name="Mdp1"/>
  </office:master-styles>
</office:document-styles>
</file>